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423cm" loext:contextual-spacing="false" fo:line-height="125%" fo:text-align="start" style:justify-single-word="false" fo:orphans="2" fo:text-indent="0cm" style:auto-text-indent="false" fo:padding="0cm" fo:border="none"/>
      <style:text-properties fo:font-variant="normal" fo:text-transform="none" fo:color="#24292e" style:text-line-through-style="none" style:text-line-through-type="none" style:font-name="apple-system" fo:letter-spacing="normal" fo:font-style="normal" style:text-underline-style="none" fo:font-weight="bold" style:text-blinking="false"/>
    </style:style>
    <style:style style:name="P2" style:family="paragraph" style:parent-style-name="Text_20_body">
      <style:paragraph-properties fo:margin-left="0cm" fo:margin-right="0cm" fo:margin-top="0cm" fo:margin-bottom="0.423cm" loext:contextual-spacing="false" fo:text-align="start" style:justify-single-word="false" fo:orphans="2" fo:text-indent="0cm" style:auto-text-indent="false"/>
      <style:text-properties fo:font-variant="normal" fo:text-transform="none" fo:color="#24292e" style:text-line-through-style="none" style:text-line-through-type="none" style:font-name="apple-system" fo:font-size="12pt" fo:letter-spacing="normal" fo:font-style="normal" style:text-underline-style="none" fo:font-weight="normal" style:text-blinking="false"/>
    </style:style>
    <style:style style:name="P3" style:family="paragraph" style:parent-style-name="Text_20_body">
      <style:paragraph-properties fo:margin-left="0cm" fo:margin-right="0cm" fo:margin-top="0cm" fo:margin-bottom="0.423cm" loext:contextual-spacing="false" fo:text-align="start" style:justify-single-word="false" fo:orphans="2" fo:text-indent="0cm" style:auto-text-indent="false"/>
      <style:text-properties fo:font-variant="normal" fo:text-transform="none" fo:color="#24292e" style:text-line-through-style="none" style:text-line-through-type="none" style:font-name="apple-system" fo:font-size="12pt" fo:letter-spacing="normal" fo:font-style="normal" style:text-underline-style="none" fo:font-weight="normal" officeooo:rsid="0009685d" officeooo:paragraph-rsid="0009685d" style:text-blinking="false"/>
    </style:style>
    <style:style style:name="P4" style:family="paragraph" style:parent-style-name="Text_20_body">
      <style:paragraph-properties fo:margin-left="0cm" fo:margin-right="0cm" fo:margin-top="0cm" fo:margin-bottom="0.423cm" loext:contextual-spacing="false" fo:text-align="start" style:justify-single-word="false" fo:orphans="2" fo:text-indent="0cm" style:auto-text-indent="false"/>
      <style:text-properties fo:font-variant="normal" fo:text-transform="none" fo:color="#24292e" style:text-line-through-style="none" style:text-line-through-type="none" style:font-name="apple-system" fo:font-size="12pt" fo:letter-spacing="normal" fo:font-style="normal" style:text-underline-style="none" fo:font-weight="normal" officeooo:rsid="000a6146" officeooo:paragraph-rsid="000a6146" style:text-blinking="false"/>
    </style:style>
    <style:style style:name="P5" style:family="paragraph" style:parent-style-name="Heading_20_2">
      <style:paragraph-properties fo:margin-left="0cm" fo:margin-right="0cm" fo:margin-top="0.635cm" fo:margin-bottom="0.423cm" loext:contextual-spacing="false" fo:line-height="125%" fo:text-align="start" style:justify-single-word="false" fo:orphans="2" fo:text-indent="0cm" style:auto-text-indent="false" fo:padding="0cm" fo:border="none"/>
      <style:text-properties fo:font-variant="normal" fo:text-transform="none" fo:color="#24292e" style:text-line-through-style="none" style:text-line-through-type="none" style:font-name="apple-system" fo:letter-spacing="normal" fo:font-style="normal" style:text-underline-style="none" fo:font-weight="bold" style:text-blinking="false"/>
    </style:style>
    <style:style style:name="P6" style:family="paragraph" style:parent-style-name="Preformatted_20_Text">
      <loext:graphic-properties draw:fill="solid" draw:fill-color="#f6f8fa" draw:opacity="100%"/>
      <style:paragraph-properties fo:margin-left="0cm" fo:margin-right="0cm" fo:margin-top="0cm" fo:margin-bottom="0cm" loext:contextual-spacing="false" fo:line-height="145%" fo:text-align="start" style:justify-single-word="false" fo:orphans="2" fo:text-indent="0cm" style:auto-text-indent="false" fo:background-color="#f6f8fa" fo:padding="0cm" fo:border="none"/>
    </style:style>
    <style:style style:name="P7" style:family="paragraph" style:parent-style-name="Text_20_body">
      <style:paragraph-properties fo:margin-left="0cm" fo:margin-right="0cm" fo:margin-top="0cm" fo:margin-bottom="0cm" loext:contextual-spacing="false" fo:text-align="start" style:justify-single-word="false" fo:orphans="2" fo:text-indent="0cm" style:auto-text-indent="false"/>
      <style:text-properties fo:font-variant="normal" fo:text-transform="none" fo:color="#24292e" style:text-line-through-style="none" style:text-line-through-type="none" style:font-name="apple-system" fo:font-size="12pt" fo:letter-spacing="normal" fo:font-style="normal" style:text-underline-style="none" fo:font-weight="normal" style:text-blinking="false"/>
    </style:style>
    <style:style style:name="P8" style:family="paragraph" style:parent-style-name="Preformatted_20_Text">
      <loext:graphic-properties draw:fill="solid" draw:fill-color="#f6f8fa" draw:opacity="100%"/>
      <style:paragraph-properties fo:margin-top="0cm" fo:margin-bottom="0cm" loext:contextual-spacing="false" fo:line-height="145%" fo:text-align="start" style:justify-single-word="false" fo:orphans="2" fo:background-color="#f6f8fa" fo:padding="0cm" fo:border="none"/>
    </style:style>
    <style:style style:name="P9" style:family="paragraph" style:parent-style-name="Preformatted_20_Text">
      <loext:graphic-properties draw:fill="solid" draw:fill-color="#f6f8fa" draw:opacity="100%"/>
      <style:paragraph-properties fo:margin-top="0cm" fo:margin-bottom="0cm" loext:contextual-spacing="false" fo:line-height="145%" fo:text-align="start" style:justify-single-word="false" fo:orphans="2" fo:background-color="#f6f8fa" fo:padding="0cm" fo:border="none"/>
      <style:text-properties officeooo:paragraph-rsid="000737de"/>
    </style:style>
    <style:style style:name="P10" style:family="paragraph" style:parent-style-name="Preformatted_20_Text">
      <loext:graphic-properties draw:fill="solid" draw:fill-color="#f6f8fa" draw:opacity="100%"/>
      <style:paragraph-properties fo:margin-top="0cm" fo:margin-bottom="0cm" loext:contextual-spacing="false" fo:line-height="145%" fo:text-align="start" style:justify-single-word="false" fo:orphans="2" fo:background-color="#f6f8fa" fo:padding="0cm" fo:border="none"/>
      <style:text-properties officeooo:paragraph-rsid="0008d3ca"/>
    </style:style>
    <style:style style:name="P11" style:family="paragraph" style:parent-style-name="Preformatted_20_Text">
      <loext:graphic-properties draw:fill="solid" draw:fill-color="#f6f8fa" draw:opacity="100%"/>
      <style:paragraph-properties fo:margin-top="0cm" fo:margin-bottom="0cm" loext:contextual-spacing="false" fo:line-height="145%" fo:text-align="start" style:justify-single-word="false" fo:orphans="2" fo:background-color="#f6f8fa" fo:padding="0cm" fo:border="none"/>
      <style:text-properties officeooo:paragraph-rsid="0009685d"/>
    </style:style>
    <style:style style:name="P12" style:family="paragraph" style:parent-style-name="Text_20_body" style:list-style-name="L1">
      <style:paragraph-properties fo:margin-top="0cm" fo:margin-bottom="0.423cm" loext:contextual-spacing="false" fo:text-align="start" style:justify-single-word="false" fo:orphans="2"/>
      <style:text-properties fo:font-variant="normal" fo:text-transform="none" fo:color="#24292e" style:text-line-through-style="none" style:text-line-through-type="none" style:font-name="apple-system" fo:font-size="12pt" fo:letter-spacing="normal" fo:font-style="normal" style:text-underline-style="none" fo:font-weight="normal" style:text-blinking="false"/>
    </style:style>
    <style:style style:name="P13" style:family="paragraph" style:parent-style-name="Text_20_body">
      <style:paragraph-properties fo:margin-left="0cm" fo:margin-right="0cm" fo:margin-top="0cm" fo:margin-bottom="0.423cm" loext:contextual-spacing="false" fo:text-align="start" style:justify-single-word="false" fo:orphans="2" fo:text-indent="0cm" style:auto-text-indent="false"/>
      <style:text-properties fo:font-variant="normal" fo:text-transform="none" fo:color="#24292e" style:text-line-through-style="none" style:text-line-through-type="none" style:font-name="apple-system" fo:font-size="12pt" fo:letter-spacing="normal" fo:font-style="normal" style:text-underline-style="none" fo:font-weight="normal" officeooo:rsid="000a6146" officeooo:paragraph-rsid="000a6146" style:text-blinking="false"/>
    </style:style>
    <style:style style:name="P14" style:family="paragraph" style:parent-style-name="Text_20_body">
      <style:paragraph-properties fo:margin-left="0cm" fo:margin-right="0cm" fo:margin-top="0cm" fo:margin-bottom="0.423cm" loext:contextual-spacing="false" fo:text-align="start" style:justify-single-word="false" fo:orphans="2" fo:text-indent="0cm" style:auto-text-indent="false"/>
      <style:text-properties fo:font-variant="normal" fo:text-transform="none" fo:color="#24292e" style:text-line-through-style="none" style:text-line-through-type="none" style:font-name="apple-system" fo:font-size="12pt" fo:letter-spacing="normal" fo:font-style="normal" style:text-underline-style="none" fo:font-weight="normal" style:text-blinking="false"/>
    </style:style>
    <style:style style:name="P15" style:family="paragraph" style:parent-style-name="Text_20_body">
      <style:paragraph-properties fo:margin-left="0cm" fo:margin-right="0cm" fo:margin-top="0cm" fo:margin-bottom="0.423cm" loext:contextual-spacing="false" fo:text-align="start" style:justify-single-word="false" fo:orphans="2" fo:text-indent="0cm" style:auto-text-indent="false"/>
      <style:text-properties fo:font-variant="normal" fo:text-transform="none" fo:color="#24292e" style:text-line-through-style="none" style:text-line-through-type="none" style:font-name="apple-system" fo:font-size="12pt" fo:letter-spacing="normal" fo:font-style="normal" style:text-underline-style="none" fo:font-weight="normal" officeooo:paragraph-rsid="0008d3ca" style:text-blinking="false"/>
    </style:style>
    <style:style style:name="P16" style:family="paragraph" style:parent-style-name="Text_20_body">
      <style:paragraph-properties fo:margin-left="0cm" fo:margin-right="0cm" fo:margin-top="0cm" fo:margin-bottom="0.423cm" loext:contextual-spacing="false" fo:text-align="start" style:justify-single-word="false" fo:orphans="2" fo:text-indent="0cm" style:auto-text-indent="false"/>
    </style:style>
    <style:style style:name="P17" style:family="paragraph" style:parent-style-name="Text_20_body">
      <style:paragraph-properties fo:margin-left="0cm" fo:margin-right="0cm" fo:margin-top="0.635cm" fo:margin-bottom="0.423cm" loext:contextual-spacing="false" fo:line-height="125%" fo:text-align="start" style:justify-single-word="false" fo:orphans="2" fo:text-indent="0cm" style:auto-text-indent="false" fo:padding="0cm" fo:border="none"/>
      <style:text-properties fo:font-variant="normal" fo:text-transform="none" fo:color="#24292e" style:text-line-through-style="none" style:text-line-through-type="none" style:font-name="apple-system" fo:letter-spacing="normal" fo:font-style="normal" style:text-underline-style="none" fo:font-weight="bold" style:text-blinking="false"/>
    </style:style>
    <style:style style:name="P18" style:family="paragraph" style:parent-style-name="Text_20_body">
      <style:paragraph-properties fo:margin-left="0cm" fo:margin-right="0cm" fo:margin-top="0cm" fo:margin-bottom="0cm" loext:contextual-spacing="false" fo:text-align="start" style:justify-single-word="false" fo:orphans="2" fo:text-indent="0cm" style:auto-text-indent="false"/>
      <style:text-properties officeooo:paragraph-rsid="000c888e"/>
    </style:style>
    <style:style style:name="P19" style:family="paragraph" style:parent-style-name="Preformatted_20_Text">
      <loext:graphic-properties draw:fill="solid" draw:fill-color="#f6f8fa" draw:opacity="100%"/>
      <style:paragraph-properties fo:margin-top="0cm" fo:margin-bottom="0cm" loext:contextual-spacing="false" fo:line-height="145%" fo:text-align="start" style:justify-single-word="false" fo:orphans="2" fo:background-color="#f6f8fa" fo:padding="0cm" fo:border="none"/>
      <style:text-properties fo:font-variant="normal" fo:text-transform="none" fo:color="#24292e" style:text-line-through-style="none" style:text-line-through-type="none" style:font-name="apple-system" fo:font-size="12pt" fo:letter-spacing="normal" fo:font-style="normal" style:text-underline-style="none" fo:font-weight="normal" style:text-blinking="false"/>
    </style:style>
    <style:style style:name="P20" style:family="paragraph" style:parent-style-name="Preformatted_20_Text">
      <loext:graphic-properties draw:fill="solid" draw:fill-color="#f6f8fa" draw:opacity="100%"/>
      <style:paragraph-properties fo:margin-top="0cm" fo:margin-bottom="0cm" loext:contextual-spacing="false" fo:line-height="145%" fo:text-align="start" style:justify-single-word="false" fo:orphans="2" fo:background-color="#f6f8fa" fo:padding="0cm" fo:border="none"/>
    </style:style>
    <style:style style:name="P21" style:family="paragraph" style:parent-style-name="Heading_20_2">
      <style:paragraph-properties fo:margin-left="0cm" fo:margin-right="0cm" fo:margin-top="0.635cm" fo:margin-bottom="0.423cm" loext:contextual-spacing="false" fo:line-height="125%" fo:text-align="start" style:justify-single-word="false" fo:orphans="2" fo:text-indent="0cm" style:auto-text-indent="false" fo:padding="0cm" fo:border="none"/>
      <style:text-properties fo:font-variant="normal" fo:text-transform="none" fo:color="#24292e" style:text-line-through-style="none" style:text-line-through-type="none" style:font-name="apple-system" fo:letter-spacing="normal" fo:font-style="normal" style:text-underline-style="none" fo:font-weight="bold" style:text-blinking="false"/>
    </style:style>
    <style:style style:name="T1" style:family="text">
      <style:text-properties fo:font-variant="normal" fo:text-transform="none" fo:color="#24292e" style:text-line-through-style="none" style:text-line-through-type="none" style:font-name="SFMono-Regular" fo:letter-spacing="normal" fo:font-style="normal" style:text-underline-style="none" fo:font-weight="normal" style:text-blinking="false" loext:padding="0cm" loext:border="none"/>
    </style:style>
    <style:style style:name="T2" style:family="text">
      <style:text-properties fo:font-variant="normal" fo:text-transform="none" fo:color="#24292e" style:text-line-through-style="none" style:text-line-through-type="none" style:font-name="SFMono-Regular" fo:letter-spacing="normal" fo:font-style="normal" style:text-underline-style="none" fo:font-weight="normal" officeooo:rsid="000737de" style:text-blinking="false" loext:padding="0cm" loext:border="none"/>
    </style:style>
    <style:style style:name="T3" style:family="text">
      <style:text-properties fo:font-variant="normal" fo:text-transform="none" fo:color="#24292e" style:text-line-through-style="none" style:text-line-through-type="none" style:font-name="SFMono-Regular" fo:letter-spacing="normal" fo:font-style="normal" style:text-underline-style="none" fo:font-weight="normal" officeooo:rsid="0008d3ca" style:text-blinking="false" loext:padding="0cm" loext:border="none"/>
    </style:style>
    <style:style style:name="T4" style:family="text">
      <style:text-properties fo:font-variant="normal" fo:text-transform="none" fo:color="#24292e" style:text-line-through-style="none" style:text-line-through-type="none" style:font-name="SFMono-Regular" fo:letter-spacing="normal" fo:font-style="normal" style:text-underline-style="none" fo:font-weight="normal" officeooo:rsid="0009685d" style:text-blinking="false" loext:padding="0cm" loext:border="none"/>
    </style:style>
    <style:style style:name="T5" style:family="text">
      <style:text-properties fo:font-variant="normal" fo:text-transform="none" fo:color="#24292e" style:text-line-through-style="none" style:text-line-through-type="none" style:font-name="SFMono-Regular" fo:letter-spacing="normal" fo:font-style="normal" style:text-underline-style="none" fo:font-weight="normal" officeooo:rsid="000a1629" style:text-blinking="false" loext:padding="0cm" loext:border="none"/>
    </style:style>
    <style:style style:name="T6" style:family="text">
      <style:text-properties fo:font-variant="normal" fo:text-transform="none" fo:color="#24292e" style:text-line-through-style="none" style:text-line-through-type="none" style:font-name="apple-system" fo:font-size="12pt" fo:letter-spacing="normal" fo:font-style="normal" style:text-underline-style="none" fo:font-weight="normal" style:text-blinking="false"/>
    </style:style>
    <style:style style:name="T7" style:family="text">
      <style:text-properties fo:font-variant="normal" fo:text-transform="none" fo:color="#24292e" style:text-line-through-style="none" style:text-line-through-type="none" style:font-name="apple-system" fo:font-size="12pt" fo:letter-spacing="normal" fo:font-style="normal" style:text-underline-style="none" fo:font-weight="normal" officeooo:rsid="000737de" style:text-blinking="false"/>
    </style:style>
    <style:style style:name="T8" style:family="text">
      <style:text-properties fo:font-variant="normal" fo:text-transform="none" fo:color="#24292e" style:text-line-through-style="none" style:text-line-through-type="none" style:font-name="apple-system" fo:font-size="12pt" fo:letter-spacing="normal" fo:font-style="normal" style:text-underline-style="none" fo:font-weight="normal" officeooo:rsid="000c888e" style:text-blinking="false"/>
    </style:style>
    <style:style style:name="T9" style:family="text">
      <style:text-properties officeooo:rsid="000737de"/>
    </style:style>
    <style:style style:name="T10" style:family="text">
      <style:text-properties officeooo:rsid="0008d3ca"/>
    </style:style>
    <style:style style:name="T11" style:family="text">
      <style:text-properties officeooo:rsid="0009685d"/>
    </style:style>
    <style:style style:name="T12" style:family="text">
      <style:text-properties officeooo:rsid="000a1629"/>
    </style:style>
    <style:style style:name="T13" style:family="text">
      <style:text-properties officeooo:rsid="000a6146"/>
    </style:style>
    <style:style style:name="T14" style:family="text">
      <style:text-properties officeooo:rsid="000c1df0"/>
    </style:style>
    <style:style style:name="T15" style:family="text">
      <style:text-properties officeooo:rsid="000f0aa2"/>
    </style:style>
    <style:style style:name="T16" style:family="text">
      <style:text-properties officeooo:rsid="0010d10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user-content-installer-linux-mint-sur-un-acer-aspire-es17-es1-732"/>Installer <text:span text:style-name="T9">Debian Gnu Linux</text:span> sur un ACER Aspire ES17 ES1-732</text:h>
      <text:p text:style-name="P6"><text:span text:style-name="Source_20_Text"><text:span text:style-name="T1">Date <text:s text:c="3"/>: </text:span></text:span><text:span text:style-name="Source_20_Text"><text:span text:style-name="T2">11</text:span></text:span><text:span text:style-name="Source_20_Text"><text:span text:style-name="T1">/</text:span></text:span><text:span text:style-name="Source_20_Text"><text:span text:style-name="T2">0</text:span></text:span><text:span text:style-name="Source_20_Text"><text:span text:style-name="T1">2/20</text:span></text:span><text:span text:style-name="Source_20_Text"><text:span text:style-name="T2">20</text:span></text:span></text:p>
      <text:p text:style-name="P8"><text:span text:style-name="Source_20_Text"><text:span text:style-name="T1">Version : 1.0</text:span></text:span></text:p>
      <text:p text:style-name="P8"><text:span text:style-name="Source_20_Text"><text:span text:style-name="T1">Auteur <text:s/>: </text:span></text:span><text:span text:style-name="Source_20_Text"><text:span text:style-name="T2">charly.34@wanadoo.fr</text:span></text:span></text:p>
      <text:p text:style-name="P2">Je ne détaille pas l'installation de <text:span text:style-name="T9">Debian 10 Buster</text:span> : partition , <text:span text:style-name="T9">CD, DVD ou </text:span>clé bootable , ...</text:p>
      <text:p text:style-name="P2">Je ne détaille pas non plus le fonctionnement général EFI, <text:span text:style-name="T9">de nombreux </text:span>tutos disponibles sur internet le font bien</text:p>
      <text:p text:style-name="P2">J'explique comment installer <text:span text:style-name="T9">Debian en multi-boot</text:span> si comme moi vous avez un ACER et que vous rencontrez les problèmes suivants :</text:p>
      <text:list xml:id="list220917882" text:style-name="L1">
        <text:list-item>
          <text:p text:style-name="P12">plantage à l'installation ou la réparation de grub </text:p>
        </text:list-item>
        <text:list-item>
          <text:p text:style-name="P12">plantage sur la commande efibootmgr lorsque l'on essaye de modifier le BIOS </text:p>
        </text:list-item>
      </text:list>
      <text:h text:style-name="P5" text:outline-level="2"><text:bookmark text:name="user-content-pourquoi-linstallation-de-linux-ne-marche-t-elle-pas-"/>Pourquoi l'installation de linux ne marche-t-elle pas ?</text:h>
      <text:p text:style-name="P2">ACER ne permet pas à Linux d'écrire dans son BIOS , même en ayant Secure Boot <text:span text:style-name="T15">désactivé</text:span>: [Disabled] , d'où les plantages</text:p>
      <text:p text:style-name="P2">ACER n'autorise que le Boot Mode : [UEFI] avec <text:span text:style-name="T9">1 valeur</text:span> par défaut, <text:span text:style-name="T9">les autres options n’étant disponibles que par la touche F12 au boot</text:span> </text:p>
      <text:p text:style-name="P6"><text:span text:style-name="Source_20_Text"><text:span text:style-name="T1">Windows Boot Manager <text:s text:c="3"/>: /EFI/Microsoft/Boot/bootmgfw.efi</text:span></text:span></text:p>
      <text:p text:style-name="P8"><text:span text:style-name="Source_20_Text"><text:span text:style-name="T1">Linux <text:s text:c="18"/>: /EFI/Boot/grubx64.efi</text:span></text:span></text:p>
      <text:p text:style-name="P9"><text:span text:style-name="Source_20_Text"><text:span text:style-name="T2">etc.</text:span></text:span></text:p>
      <text:p text:style-name="P9"><text:span text:style-name="Source_20_Text"><text:span text:style-name="T2"/></text:span></text:p>
      <text:p text:style-name="P16"><text:span text:style-name="T7">Debian</text:span><text:span text:style-name="T6"> installe dans la partition EFI , par exemple : /dev/sda1</text:span><text:span text:style-name="Source_20_Text"><text:span text:style-name="T1">/EFI/</text:span></text:span><text:span text:style-name="Source_20_Text"><text:span text:style-name="T2">debian</text:span></text:span><text:span text:style-name="Source_20_Text"><text:span text:style-name="T1">/shimx64.efi </text:span></text:span><text:span text:style-name="Source_20_Text"><text:span text:style-name="T2">et</text:span></text:span><text:span text:style-name="Source_20_Text"><text:span text:style-name="T1"> /EFI/</text:span></text:span><text:span text:style-name="Source_20_Text"><text:span text:style-name="T2">debian</text:span></text:span><text:span text:style-name="Source_20_Text"><text:span text:style-name="T1">/grubx64.efi</text:span></text:span></text:p>
      <text:p text:style-name="P2">Le fichier de Linux n'est donc pas reconnu par le BIOS de l'ACER</text:p>
      <text:p text:style-name="P2">Il faut donc copier le fichier créé par <text:span text:style-name="T9">Debian</text:span> en /EFI/Boot/grubx64.efi, <text:span text:style-name="T15">ce qui provoque la prise en compte de cette entrée par le bios et l’affiche avec F12 au démarrage.</text:span></text:p>
      <text:h text:style-name="P5" text:outline-level="2"><text:bookmark text:name="user-content-configuration-du-bios-de-lacer-"/><text:soft-page-break/>Configuration du BIOS de l'ACER :</text:h>
      <text:p text:style-name="P2">Appuyer sur F2 au démarrage pour entrer dans le BIOS</text:p>
      <text:p text:style-name="P6"><text:span text:style-name="Source_20_Text"><text:span text:style-name="T1">Titre <text:s text:c="6"/>: InsideH20 Setup Utility : Rev 5.0</text:span></text:span></text:p>
      <text:p text:style-name="P8"><text:span text:style-name="Source_20_Text"><text:span text:style-name="T1">Information : System BIOS Version <text:s text:c="4"/>: 1.03 à 1.19</text:span></text:span></text:p>
      <text:p text:style-name="P8"><text:span text:style-name="Source_20_Text"><text:span text:style-name="T1">Main <text:s text:c="7"/>: F12 Boot Menu <text:s text:c="10"/>: [Enabled]</text:span></text:span></text:p>
      <text:p text:style-name="P8"><text:span text:style-name="Source_20_Text"><text:span text:style-name="T1">Security <text:s text:c="3"/>: Supervisor Password Is <text:s/>: Set <text:s text:c="4"/>mettre un password pour pouvoir </text:span></text:span><text:span text:style-name="Source_20_Text"><text:span text:style-name="T3">désactiver</text:span></text:span><text:span text:style-name="Source_20_Text"><text:span text:style-name="T1"> Secure Boot</text:span></text:span></text:p>
      <text:p text:style-name="P8"><text:span text:style-name="Source_20_Text"><text:span text:style-name="T1">Boot <text:s text:c="7"/>: Boot Mode <text:s text:c="14"/>: [UEFI]</text:span></text:span></text:p>
      <text:p text:style-name="P8"><text:span text:style-name="Source_20_Text"><text:span text:style-name="T1">Boot <text:s text:c="7"/>: Secure Boot <text:s text:c="12"/>: [Disabled]</text:span></text:span></text:p>
      <text:p text:style-name="P8"><text:span text:style-name="Source_20_Text"><text:span text:style-name="T1">Boot <text:s text:c="7"/>: Boot priority order <text:s text:c="4"/>: 1. </text:span></text:span><text:span text:style-name="Source_20_Text"><text:span text:style-name="T3">DVD/</text:span></text:span><text:span text:style-name="Source_20_Text"><text:span text:style-name="T5">CDROM</text:span></text:span><text:span text:style-name="Source_20_Text"><text:span text:style-name="T3"> </text:span></text:span></text:p>
      <text:p text:style-name="P10"><text:span text:style-name="Source_20_Text"><text:span text:style-name="T3">Boot  <text:s text:c="6"/>: Boot priority order  <text:s text:c="3"/>: 2. Windows Boot Manager</text:span></text:span></text:p>
      <text:p text:style-name="P2">Appuyer sur F12 au démarrage pour afficher le menu de Boot</text:p>
      <text:p text:style-name="P6"><text:span text:style-name="Source_20_Text"><text:span text:style-name="T1">Titre : Boot Manager</text:span></text:span></text:p>
      <text:p text:style-name="P11"><text:span text:style-name="Source_20_Text"><text:span text:style-name="T1">1. </text:span></text:span><text:span text:style-name="Source_20_Text"><text:span text:style-name="T4">DVD/</text:span></text:span><text:span text:style-name="Source_20_Text"><text:span text:style-name="T5">CDROM</text:span></text:span></text:p>
      <text:p text:style-name="P11"><text:span text:style-name="Source_20_Text"><text:span text:style-name="T4">2. </text:span></text:span><text:span text:style-name="Source_20_Text"><text:span text:style-name="T1">Windows Boot Manager</text:span></text:span></text:p>
      <text:p text:style-name="P11"><text:span text:style-name="Source_20_Text"><text:span text:style-name="T4">3. HDD-disk</text:span></text:span></text:p>
      <text:p text:style-name="P11"><text:span text:style-name="Source_20_Text"><text:span text:style-name="T4">4. HDD-usb</text:span></text:span></text:p>
      <text:p text:style-name="P8"><text:span text:style-name="Source_20_Text"><text:span text:style-name="T1"/></text:span></text:p>
      <text:h text:style-name="P5" text:outline-level="2"><text:bookmark text:name="user-content-installer-linux-mint-à-partir-dune-clé-usb-bootable"/>Installer <text:span text:style-name="T10">Debian 10</text:span> à partir d<text:span text:style-name="T10">u support choisi (DVD ou clef)</text:span></text:h>
      <text:p text:style-name="P17"/>
      <text:p text:style-name="P2">Exécuter l'installation </text:p>
      <text:p text:style-name="P2">L'installation de grub par <text:span text:style-name="T10">Debian s’exécute normalement et sans poser de question mais … </text:span>!</text:p>
      <text:p text:style-name="P15"><text:span text:style-name="T10">Au reboot, pas de Grub et démarrage sur Windows !</text:span></text:p>
      <text:p text:style-name="P2">Redémarrer le PC sur l<text:span text:style-name="T10">e support d’installation et</text:span> exécuter les commandes suivantes :</text:p>
      <text:p text:style-name="P6"><text:span text:style-name="Source_20_Text"><text:span text:style-name="T1">sudo su </text:span></text:span></text:p>
      <text:p text:style-name="P8"><text:span text:style-name="Source_20_Text"><text:span text:style-name="T1">mount /dev/sda1 /</text:span></text:span><text:span text:style-name="Source_20_Text"><text:span text:style-name="T5">mnt</text:span></text:span><text:span text:style-name="Source_20_Text"><text:span text:style-name="T1">/efi <text:s text:c="30"/>si sda1 est la partition EFI</text:span></text:span></text:p>
      <text:p text:style-name="P8"><text:span text:style-name="Source_20_Text"><text:span text:style-name="T1">cd /</text:span></text:span><text:span text:style-name="Source_20_Text"><text:span text:style-name="T5">mnt</text:span></text:span><text:span text:style-name="Source_20_Text"><text:span text:style-name="T1">/efi</text:span></text:span></text:p>
      <text:p text:style-name="P8"><text:span text:style-name="Source_20_Text"><text:span text:style-name="T1">mkdir EFI/Boot</text:span></text:span></text:p>
      <text:p text:style-name="P8"><text:span text:style-name="Source_20_Text"><text:span text:style-name="T1">cp EFI/</text:span></text:span><text:span text:style-name="Source_20_Text"><text:span text:style-name="T4">debian</text:span></text:span><text:span text:style-name="Source_20_Text"><text:span text:style-name="T1">/</text:span></text:span><text:span text:style-name="Source_20_Text"><text:span text:style-name="T4">grub</text:span></text:span><text:span text:style-name="Source_20_Text"><text:span text:style-name="T1">x64.efi <text:s/>EFI/Boot/grubx64.efi <text:s text:c="9"/></text:span></text:span></text:p>
      <text:p text:style-name="P19"/>
      <text:p text:style-name="P19"><text:soft-page-break/></text:p>
      <text:p text:style-name="P2">Enlever la clé USB et redémarrer le PC en appuyant sur F12</text:p>
      <text:p text:style-name="P6"><text:span text:style-name="Source_20_Text"><text:span text:style-name="T1">Titre : Boot Manager</text:span></text:span></text:p>
      <text:p text:style-name="P8"><text:span text:style-name="Source_20_Text"><text:span text:style-name="T1">1. Windows Boot Manager</text:span></text:span></text:p>
      <text:p text:style-name="P8"><text:span text:style-name="Source_20_Text"><text:span text:style-name="T1">2. Linux</text:span></text:span></text:p>
      <text:p text:style-name="P8"><text:span text:style-name="Source_20_Text"><text:span text:style-name="T1"/></text:span></text:p>
      <text:p text:style-name="P2">Sélectionner 2 et valider , le PC <text:span text:style-name="T11">ne </text:span>démarre <text:span text:style-name="T11">toujours pas </text:span>sur <text:span text:style-name="T11">Debian mais repart sur Windows, pareillement avec shimx64.efi !</text:span></text:p>
      <text:p text:style-name="P2">ACER ne permet pas de changer l'ordre de Boot dans le BIOS , si Windows Boot Manager existe il est toujours en premier ! <text:s/>Actuellement , il faut passer par F12 pour v<text:span text:style-name="T11">oir l’option de </text:span>démarr<text:span text:style-name="T11">age</text:span> Linux. <text:span text:style-name="T11">Cette option demeure cependant invalide.</text:span></text:p>
      <text:p text:style-name="P3">On démarre sous Windows et on installe EasyUEFI. On le démarre en tant qu’administrateur et on voit l’entrée BCD Linux. On modifie cette entrée en sélectionnant EFI/debian/grubx64.efi et on reboote après avoir enregistré les changements. Voir l’aide de EasyUEFI. <text:span text:style-name="T12">Au redémarrage, on entre F12 et on a deux options Linux, on choisit la première et Grub s’affiche. Debian démarre. On monte la partition EFI et on supprime EFI/boot. <text:s/></text:span></text:p>
      <text:h text:style-name="P5" text:outline-level="2"><text:bookmark text:name="user-content-modifier-linux-pour-activer-le-démarrage-avec-grub"/>Modifier Linux pour activer le démarrage avec grub</text:h>
      <text:p text:style-name="P6"><text:span text:style-name="Source_20_Text"><text:span text:style-name="T1">su</text:span></text:span></text:p>
      <text:p text:style-name="P8"><text:span text:style-name="Source_20_Text"><text:span text:style-name="T1">mount /dev/sda1 /</text:span></text:span><text:span text:style-name="Source_20_Text"><text:span text:style-name="T5">mnt</text:span></text:span><text:span text:style-name="Source_20_Text"><text:span text:style-name="T1">/efi <text:s text:c="30"/>si sda1 est la partition EFI</text:span></text:span></text:p>
      <text:p text:style-name="P8"><text:span text:style-name="Source_20_Text"><text:span text:style-name="T1">cd /</text:span></text:span><text:span text:style-name="Source_20_Text"><text:span text:style-name="T5">mnt</text:span></text:span><text:span text:style-name="Source_20_Text"><text:span text:style-name="T1">/efi/EFI</text:span></text:span></text:p>
      <text:p text:style-name="P8"><text:span text:style-name="Source_20_Text"><text:span text:style-name="T1">mv Microsoft MS <text:s text:c="40"/>MS ou un autre nom de votre choix</text:span></text:span></text:p>
      <text:p text:style-name="P2"/>
      <text:p text:style-name="P2"><text:span text:style-name="T15">Au prochain démarrage, </text:span>Windows Boot Manager n<text:span text:style-name="T15">e sera</text:span> plus vu par le BIOS</text:p>
      <text:p text:style-name="P6"><text:span text:style-name="Source_20_Text"><text:span text:style-name="T1">efibootmgr -v</text:span></text:span></text:p>
      <text:p text:style-name="P8"><text:span text:style-name="Source_20_Text"><text:span text:style-name="T1">BootCurrent: 0000 seconds</text:span></text:span></text:p>
      <text:p text:style-name="P8"><text:span text:style-name="Source_20_Text"><text:span text:style-name="T1">BootOrder: 0000,2001,2002,2003</text:span></text:span></text:p>
      <text:p text:style-name="P8"><text:span text:style-name="Source_20_Text"><text:span text:style-name="T1">Boot0000\* Linux HD(1,GPT,74e4d112-02f8-41bc-868e-d063f8d9,0x800,0x32000)/File(\EFI\</text:span></text:span><text:span text:style-name="Source_20_Text"><text:span text:style-name="T5">debian</text:span></text:span><text:span text:style-name="Source_20_Text"><text:span text:style-name="T1">\grubx64.efi)RC</text:span></text:span></text:p>
      <text:p text:style-name="P8"><text:span text:style-name="Source_20_Text"><text:span text:style-name="T1">Boot2001\* EFI USB Device <text:s text:c="6"/>RC</text:span></text:span></text:p>
      <text:p text:style-name="P8"><text:span text:style-name="Source_20_Text"><text:span text:style-name="T1">Boot2002\* EFI DVD/CDROM <text:s text:c="7"/>RC</text:span></text:span></text:p>
      <text:p text:style-name="P8"><text:span text:style-name="Source_20_Text"><text:span text:style-name="T1">Boot2003\* EFI Network <text:s text:c="2"/>RC</text:span></text:span></text:p>
      <text:p text:style-name="P2">au démarrage en appuyant sur F2</text:p>
      <text:p text:style-name="P6"><text:span text:style-name="Source_20_Text"><text:span text:style-name="T1">Boot <text:s text:c="7"/>: Boot priority order <text:s text:c="4"/>: 1. Linux</text:span></text:span></text:p>
      <text:p text:style-name="P2"><text:soft-page-break/>au démarrage en appuyant sur F12</text:p>
      <text:p text:style-name="P6"><text:span text:style-name="Source_20_Text"><text:span text:style-name="T1">Titre : Boot Manager</text:span></text:span></text:p>
      <text:p text:style-name="P8"><text:span text:style-name="Source_20_Text"><text:span text:style-name="T1">1. Linux</text:span></text:span></text:p>
      <text:p text:style-name="P2">Il n'y a plus besoin de faire F12 pour démarrer , comme il n'y a qu'une entrée dans le BIOS , le PC démarre sur Linux Grub</text:p>
      <text:h text:style-name="P5" text:outline-level="2"><text:bookmark text:name="user-content-modifier-linux-pour-réactiver-windows-10-dans-grub"/>Modifier Linux pour activer Windows 10 dans grub</text:h>
      <text:p text:style-name="P2">remplacer les entrées suivantes <text:span text:style-name="T14">en administrateur (su)</text:span></text:p>
      <text:p text:style-name="P6"><text:span text:style-name="Source_20_Text"><text:span text:style-name="T1">vi /boot/grub/grub.cfg</text:span></text:span></text:p>
      <text:p text:style-name="P8"><text:span text:style-name="Source_20_Text"><text:span text:style-name="T1">menuentry 'Windows Boot Manager (on /dev/sda1)' <text:s text:c="8"/>-&gt; <text:s text:c="5"/>menuentry 'Windows 10'</text:span></text:span></text:p>
      <text:p text:style-name="P8"><text:span text:style-name="Source_20_Text"><text:span text:style-name="T1">chainloader /EFI/Microsoft/Boot/bootmgfw.efi <text:s text:c="11"/>-&gt; <text:s text:c="5"/>chainloader /EFI/MS/Boot/bootmgfw.efi</text:span></text:span></text:p>
      <text:p text:style-name="P2">grub retrouve alors le chemin pour démarrer Windows 10</text:p>
      <text:h text:style-name="P5" text:outline-level="2"><text:bookmark text:name="user-content-comment-faire-autrement-"/><text:span text:style-name="T16">Y-a-t-il d’autres solutions</text:span> ?</text:h>
      <text:p text:style-name="P4"><text:span text:style-name="T16">Oui</text:span>, mais celle-ci me paraît simple et elle est adaptée pour Debian et l’ordinateur concerné. Il faut certainement y introduire des variantes en fonction du modèle Acer concerné. <text:span text:style-name="T16">Les petits utilitaires graphiques comme EasyBCD ou EasyUEFI sont pratiques et permettent de gagner du temps ! Puisqu’on garde Windows 10 en Dual-boot, pourquoi se priver ?</text:span></text:p>
      <text:p text:style-name="P4">Linux doit s’adapter aux contraintes imposées par le bios ACER et l’UEFI en général. Il faut donc un retour d’expérience de tous les utilisateurs sur leur installation pour que Linux continue à être installé par un maximum de gens sur un maximum d’architectures.</text:p>
      <text:p text:style-name="P7"><text:span text:style-name="T13">Debian et toutes les variantes de Debian comme Ubuntu, Mint et les autres</text:span> peu<text:span text:style-name="T13">ven</text:span>t-il<text:span text:style-name="T13">s</text:span> prendre en compte ce cas dans <text:span text:style-name="T13">leur</text:span> procédure d'installation ? <text:span text:style-name="T13">Personnellement, je n’y crois pas, l’enjeu n’est pas assez déterminant. Si on veut un ordinateur valable et bon marché, il faut s’adapter et communiquer les solutions au plus grand nombre. Debian est bien documenté et la communauté des développeurs et des utilisateurs est très active. D’autre part, les systèmes d’installation sont différents d’une distribution à l’autre, même si les principes demeurent et l’utilisation de la ligne de commande reste identique avec Bash. </text:span></text:p>
      <text:p text:style-name="P7"/>
      <text:p text:style-name="P18"><text:span text:style-name="T8">A titre de comparaison, FreeBSD s’installe très bien, mais il ne démarre que par la touche F12. L’entrée est valide, mais pas de multi-boot possible ! Windows reste prioritaire. Néanmoins, çà march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0:24:08.381000000</meta:creation-date>
    <dc:date>2020-02-11T12:56:02.026755295</dc:date>
    <meta:editing-duration>PT12M39S</meta:editing-duration>
    <meta:editing-cycles>5</meta:editing-cycles>
    <meta:generator>LibreOffice/6.1.5.2$Linux_X86_64 LibreOffice_project/10$Build-2</meta:generator>
    <meta:document-statistic meta:table-count="0" meta:image-count="0" meta:object-count="0" meta:page-count="4" meta:paragraph-count="81" meta:word-count="944" meta:character-count="6088" meta:non-whitespace-character-count="4929"/>
  </office:meta>
</office:document-meta>
</file>